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815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815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815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815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816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816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svg:stroke-width="0.019cm" svg:stroke-color="#808080" draw:marker-start-width="0.33cm" draw:marker-start-center="false" draw:marker-end-width="0.33cm" draw:marker-end-center="false" draw:fill="none" draw:fill-color="#ffffff" draw:auto-grow-width="true" fo:min-height="0.167cm" fo:min-width="0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19cm" svg:stroke-color="#808080" draw:marker-start-width="0.33cm" draw:marker-start-center="false" draw:marker-end-width="0.3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0.045cm" svg:height="0.045cm" svg:x="10.782cm" svg:y="13.358cm">
            <text:p/>
          </draw:circle>
          <draw:circle draw:style-name="gr1" draw:text-style-name="P1" draw:layer="layout" svg:width="0.045cm" svg:height="0.045cm" svg:x="10.345cm" svg:y="13.358cm">
            <text:p/>
          </draw:circle>
          <draw:circle draw:style-name="gr1" draw:text-style-name="P1" draw:layer="layout" svg:width="0.045cm" svg:height="0.045cm" svg:x="10.345cm" svg:y="13.795cm">
            <text:p/>
          </draw:circle>
          <draw:ellipse draw:style-name="gr1" draw:text-style-name="P1" draw:layer="layout" svg:width="0.045cm" svg:height="0.043cm" svg:x="10.782cm" svg:y="14.231cm">
            <text:p/>
          </draw:ellipse>
          <draw:circle draw:style-name="gr1" draw:text-style-name="P1" draw:layer="layout" svg:width="0.045cm" svg:height="0.045cm" svg:x="10.782cm" svg:y="13.795cm">
            <text:p/>
          </draw:circle>
          <draw:ellipse draw:style-name="gr1" draw:text-style-name="P1" draw:layer="layout" svg:width="0.045cm" svg:height="0.043cm" svg:x="10.345cm" svg:y="14.231cm">
            <text:p/>
          </draw:ellipse>
          <draw:ellipse draw:style-name="gr1" draw:text-style-name="P1" draw:layer="layout" svg:width="0.045cm" svg:height="0.047cm" svg:x="10.345cm" svg:y="14.665cm">
            <text:p/>
          </draw:ellipse>
          <draw:circle draw:style-name="gr1" draw:text-style-name="P1" draw:layer="layout" svg:width="0.045cm" svg:height="0.045cm" svg:x="10.782cm" svg:y="15.102cm">
            <text:p/>
          </draw:circle>
          <draw:ellipse draw:style-name="gr1" draw:text-style-name="P1" draw:layer="layout" svg:width="0.045cm" svg:height="0.047cm" svg:x="10.782cm" svg:y="14.665cm">
            <text:p/>
          </draw:ellipse>
          <draw:circle draw:style-name="gr1" draw:text-style-name="P1" draw:layer="layout" svg:width="0.045cm" svg:height="0.045cm" svg:x="10.345cm" svg:y="15.102cm">
            <text:p/>
          </draw:circle>
          <draw:circle draw:style-name="gr1" draw:text-style-name="P1" draw:layer="layout" svg:width="0.045cm" svg:height="0.045cm" svg:x="10.345cm" svg:y="15.538cm">
            <text:p/>
          </draw:circle>
          <draw:circle draw:style-name="gr1" draw:text-style-name="P1" draw:layer="layout" svg:width="0.045cm" svg:height="0.045cm" svg:x="10.782cm" svg:y="15.974cm">
            <text:p/>
          </draw:circle>
          <draw:circle draw:style-name="gr1" draw:text-style-name="P1" draw:layer="layout" svg:width="0.045cm" svg:height="0.045cm" svg:x="10.782cm" svg:y="15.538cm">
            <text:p/>
          </draw:circle>
          <draw:circle draw:style-name="gr1" draw:text-style-name="P1" draw:layer="layout" svg:width="0.045cm" svg:height="0.045cm" svg:x="10.345cm" svg:y="15.974cm">
            <text:p/>
          </draw:circle>
          <draw:ellipse draw:style-name="gr1" draw:text-style-name="P1" draw:layer="layout" svg:width="0.047cm" svg:height="0.045cm" svg:x="11.652cm" svg:y="13.358cm">
            <text:p/>
          </draw:ellipse>
          <draw:ellipse draw:style-name="gr1" draw:text-style-name="P1" draw:layer="layout" svg:width="0.047cm" svg:height="0.045cm" svg:x="11.218cm" svg:y="13.358cm">
            <text:p/>
          </draw:ellipse>
          <draw:ellipse draw:style-name="gr1" draw:text-style-name="P1" draw:layer="layout" svg:width="0.047cm" svg:height="0.045cm" svg:x="11.218cm" svg:y="13.795cm">
            <text:p/>
          </draw:ellipse>
          <draw:ellipse draw:style-name="gr1" draw:text-style-name="P1" draw:layer="layout" svg:width="0.047cm" svg:height="0.043cm" svg:x="11.652cm" svg:y="14.231cm">
            <text:p/>
          </draw:ellipse>
          <draw:ellipse draw:style-name="gr1" draw:text-style-name="P1" draw:layer="layout" svg:width="0.047cm" svg:height="0.045cm" svg:x="11.652cm" svg:y="13.795cm">
            <text:p/>
          </draw:ellipse>
          <draw:ellipse draw:style-name="gr1" draw:text-style-name="P1" draw:layer="layout" svg:width="0.047cm" svg:height="0.043cm" svg:x="11.218cm" svg:y="14.231cm">
            <text:p/>
          </draw:ellipse>
          <draw:circle draw:style-name="gr1" draw:text-style-name="P1" draw:layer="layout" svg:width="0.047cm" svg:height="0.047cm" svg:x="11.218cm" svg:y="14.665cm">
            <text:p/>
          </draw:circle>
          <draw:ellipse draw:style-name="gr1" draw:text-style-name="P1" draw:layer="layout" svg:width="0.047cm" svg:height="0.045cm" svg:x="11.652cm" svg:y="15.102cm">
            <text:p/>
          </draw:ellipse>
          <draw:circle draw:style-name="gr1" draw:text-style-name="P1" draw:layer="layout" svg:width="0.047cm" svg:height="0.047cm" svg:x="11.652cm" svg:y="14.665cm">
            <text:p/>
          </draw:circle>
          <draw:ellipse draw:style-name="gr1" draw:text-style-name="P1" draw:layer="layout" svg:width="0.047cm" svg:height="0.045cm" svg:x="11.218cm" svg:y="15.102cm">
            <text:p/>
          </draw:ellipse>
          <draw:ellipse draw:style-name="gr1" draw:text-style-name="P1" draw:layer="layout" svg:width="0.047cm" svg:height="0.045cm" svg:x="11.218cm" svg:y="15.538cm">
            <text:p/>
          </draw:ellipse>
          <draw:ellipse draw:style-name="gr1" draw:text-style-name="P1" draw:layer="layout" svg:width="0.047cm" svg:height="0.045cm" svg:x="11.652cm" svg:y="15.974cm">
            <text:p/>
          </draw:ellipse>
          <draw:ellipse draw:style-name="gr1" draw:text-style-name="P1" draw:layer="layout" svg:width="0.047cm" svg:height="0.045cm" svg:x="11.652cm" svg:y="15.538cm">
            <text:p/>
          </draw:ellipse>
          <draw:ellipse draw:style-name="gr1" draw:text-style-name="P1" draw:layer="layout" svg:width="0.047cm" svg:height="0.045cm" svg:x="11.218cm" svg:y="15.974cm">
            <text:p/>
          </draw:ellipse>
          <draw:ellipse draw:style-name="gr1" draw:text-style-name="P1" draw:layer="layout" svg:width="0.043cm" svg:height="0.045cm" svg:x="12.091cm" svg:y="13.358cm">
            <text:p/>
          </draw:ellipse>
          <draw:ellipse draw:style-name="gr1" draw:text-style-name="P1" draw:layer="layout" svg:width="0.043cm" svg:height="0.045cm" svg:x="12.091cm" svg:y="13.795cm">
            <text:p/>
          </draw:ellipse>
          <draw:circle draw:style-name="gr1" draw:text-style-name="P1" draw:layer="layout" svg:width="0.043cm" svg:height="0.043cm" svg:x="12.091cm" svg:y="14.231cm">
            <text:p/>
          </draw:circle>
          <draw:ellipse draw:style-name="gr1" draw:text-style-name="P1" draw:layer="layout" svg:width="0.043cm" svg:height="0.047cm" svg:x="12.091cm" svg:y="14.665cm">
            <text:p/>
          </draw:ellipse>
          <draw:ellipse draw:style-name="gr1" draw:text-style-name="P1" draw:layer="layout" svg:width="0.043cm" svg:height="0.045cm" svg:x="12.091cm" svg:y="15.102cm">
            <text:p/>
          </draw:ellipse>
          <draw:ellipse draw:style-name="gr1" draw:text-style-name="P1" draw:layer="layout" svg:width="0.043cm" svg:height="0.045cm" svg:x="12.091cm" svg:y="15.538cm">
            <text:p/>
          </draw:ellipse>
          <draw:ellipse draw:style-name="gr1" draw:text-style-name="P1" draw:layer="layout" svg:width="0.043cm" svg:height="0.045cm" svg:x="12.091cm" svg:y="15.974cm">
            <text:p/>
          </draw:ellipse>
          <draw:circle draw:style-name="gr1" draw:text-style-name="P1" draw:layer="layout" svg:width="0.045cm" svg:height="0.045cm" svg:x="9.038cm" svg:y="13.358cm">
            <text:p/>
          </draw:circle>
          <draw:ellipse draw:style-name="gr1" draw:text-style-name="P1" draw:layer="layout" svg:width="0.045cm" svg:height="0.043cm" svg:x="9.038cm" svg:y="14.231cm">
            <text:p/>
          </draw:ellipse>
          <draw:circle draw:style-name="gr1" draw:text-style-name="P1" draw:layer="layout" svg:width="0.045cm" svg:height="0.045cm" svg:x="9.038cm" svg:y="13.795cm">
            <text:p/>
          </draw:circle>
          <draw:circle draw:style-name="gr1" draw:text-style-name="P1" draw:layer="layout" svg:width="0.045cm" svg:height="0.045cm" svg:x="9.038cm" svg:y="15.102cm">
            <text:p/>
          </draw:circle>
          <draw:ellipse draw:style-name="gr1" draw:text-style-name="P1" draw:layer="layout" svg:width="0.045cm" svg:height="0.047cm" svg:x="9.038cm" svg:y="14.665cm">
            <text:p/>
          </draw:ellipse>
          <draw:circle draw:style-name="gr1" draw:text-style-name="P1" draw:layer="layout" svg:width="0.045cm" svg:height="0.045cm" svg:x="9.038cm" svg:y="15.974cm">
            <text:p/>
          </draw:circle>
          <draw:circle draw:style-name="gr1" draw:text-style-name="P1" draw:layer="layout" svg:width="0.045cm" svg:height="0.045cm" svg:x="9.038cm" svg:y="15.538cm">
            <text:p/>
          </draw:circle>
          <draw:ellipse draw:style-name="gr1" draw:text-style-name="P1" draw:layer="layout" svg:width="0.043cm" svg:height="0.045cm" svg:x="9.909cm" svg:y="13.358cm">
            <text:p/>
          </draw:ellipse>
          <draw:ellipse draw:style-name="gr1" draw:text-style-name="P1" draw:layer="layout" svg:width="0.048cm" svg:height="0.045cm" svg:x="9.472cm" svg:y="13.358cm">
            <text:p/>
          </draw:ellipse>
          <draw:ellipse draw:style-name="gr1" draw:text-style-name="P1" draw:layer="layout" svg:width="0.048cm" svg:height="0.045cm" svg:x="9.472cm" svg:y="13.795cm">
            <text:p/>
          </draw:ellipse>
          <draw:circle draw:style-name="gr1" draw:text-style-name="P1" draw:layer="layout" svg:width="0.043cm" svg:height="0.043cm" svg:x="9.909cm" svg:y="14.231cm">
            <text:p/>
          </draw:circle>
          <draw:ellipse draw:style-name="gr1" draw:text-style-name="P1" draw:layer="layout" svg:width="0.043cm" svg:height="0.045cm" svg:x="9.909cm" svg:y="13.795cm">
            <text:p/>
          </draw:ellipse>
          <draw:ellipse draw:style-name="gr1" draw:text-style-name="P1" draw:layer="layout" svg:width="0.048cm" svg:height="0.043cm" svg:x="9.472cm" svg:y="14.231cm">
            <text:p/>
          </draw:ellipse>
          <draw:circle draw:style-name="gr1" draw:text-style-name="P1" draw:layer="layout" svg:width="0.048cm" svg:height="0.047cm" svg:x="9.472cm" svg:y="14.665cm">
            <text:p/>
          </draw:circle>
          <draw:ellipse draw:style-name="gr1" draw:text-style-name="P1" draw:layer="layout" svg:width="0.043cm" svg:height="0.045cm" svg:x="9.909cm" svg:y="15.102cm">
            <text:p/>
          </draw:ellipse>
          <draw:ellipse draw:style-name="gr1" draw:text-style-name="P1" draw:layer="layout" svg:width="0.043cm" svg:height="0.047cm" svg:x="9.909cm" svg:y="14.665cm">
            <text:p/>
          </draw:ellipse>
          <draw:ellipse draw:style-name="gr1" draw:text-style-name="P1" draw:layer="layout" svg:width="0.048cm" svg:height="0.045cm" svg:x="9.472cm" svg:y="15.102cm">
            <text:p/>
          </draw:ellipse>
          <draw:ellipse draw:style-name="gr1" draw:text-style-name="P1" draw:layer="layout" svg:width="0.048cm" svg:height="0.045cm" svg:x="9.472cm" svg:y="15.538cm">
            <text:p/>
          </draw:ellipse>
          <draw:ellipse draw:style-name="gr1" draw:text-style-name="P1" draw:layer="layout" svg:width="0.043cm" svg:height="0.045cm" svg:x="9.909cm" svg:y="15.974cm">
            <text:p/>
          </draw:ellipse>
          <draw:ellipse draw:style-name="gr1" draw:text-style-name="P1" draw:layer="layout" svg:width="0.043cm" svg:height="0.045cm" svg:x="9.909cm" svg:y="15.538cm">
            <text:p/>
          </draw:ellipse>
          <draw:ellipse draw:style-name="gr1" draw:text-style-name="P1" draw:layer="layout" svg:width="0.048cm" svg:height="0.045cm" svg:x="9.472cm" svg:y="15.974cm">
            <text:p/>
          </draw:ellipse>
          <draw:ellipse draw:style-name="gr1" draw:text-style-name="P1" draw:layer="layout" svg:width="0.045cm" svg:height="0.047cm" svg:x="10.345cm" svg:y="16.409cm">
            <text:p/>
          </draw:ellipse>
          <draw:ellipse draw:style-name="gr1" draw:text-style-name="P1" draw:layer="layout" svg:width="0.045cm" svg:height="0.047cm" svg:x="10.782cm" svg:y="16.409cm">
            <text:p/>
          </draw:ellipse>
          <draw:circle draw:style-name="gr1" draw:text-style-name="P1" draw:layer="layout" svg:width="0.047cm" svg:height="0.047cm" svg:x="11.218cm" svg:y="16.409cm">
            <text:p/>
          </draw:circle>
          <draw:circle draw:style-name="gr1" draw:text-style-name="P1" draw:layer="layout" svg:width="0.047cm" svg:height="0.047cm" svg:x="11.652cm" svg:y="16.409cm">
            <text:p/>
          </draw:circle>
          <draw:ellipse draw:style-name="gr1" draw:text-style-name="P1" draw:layer="layout" svg:width="0.043cm" svg:height="0.047cm" svg:x="12.091cm" svg:y="16.409cm">
            <text:p/>
          </draw:ellipse>
          <draw:ellipse draw:style-name="gr1" draw:text-style-name="P1" draw:layer="layout" svg:width="0.045cm" svg:height="0.047cm" svg:x="9.038cm" svg:y="16.409cm">
            <text:p/>
          </draw:ellipse>
          <draw:circle draw:style-name="gr1" draw:text-style-name="P1" draw:layer="layout" svg:width="0.048cm" svg:height="0.047cm" svg:x="9.472cm" svg:y="16.409cm">
            <text:p/>
          </draw:circle>
          <draw:ellipse draw:style-name="gr1" draw:text-style-name="P1" draw:layer="layout" svg:width="0.043cm" svg:height="0.047cm" svg:x="9.909cm" svg:y="16.409cm">
            <text:p/>
          </draw:ellipse>
          <draw:g>
            <draw:line draw:style-name="gr2" draw:text-style-name="P2" draw:layer="layout" svg:x1="11.14cm" svg:y1="15.032cm" svg:x2="11.339cm" svg:y2="15.231cm">
              <text:p/>
            </draw:line>
            <draw:line draw:style-name="gr3" draw:text-style-name="P2" draw:layer="layout" svg:x1="11.14cm" svg:y1="15.231cm" svg:x2="11.339cm" svg:y2="15.032cm">
              <text:p/>
            </draw:line>
          </draw:g>
          <draw:g>
            <draw:line draw:style-name="gr4" draw:text-style-name="P2" draw:layer="layout" svg:x1="9.83cm" svg:y1="13.28cm" svg:x2="10.029cm" svg:y2="13.481cm">
              <text:p/>
            </draw:line>
            <draw:line draw:style-name="gr5" draw:text-style-name="P2" draw:layer="layout" svg:x1="9.83cm" svg:y1="13.481cm" svg:x2="10.029cm" svg:y2="13.28cm">
              <text:p/>
            </draw:line>
          </draw:g>
          <draw:g>
            <draw:line draw:style-name="gr6" draw:text-style-name="P2" draw:layer="layout" svg:x1="10.703cm" svg:y1="13.72cm" svg:x2="10.902cm" svg:y2="13.919cm">
              <text:p/>
            </draw:line>
            <draw:line draw:style-name="gr7" draw:text-style-name="P2" draw:layer="layout" svg:x1="10.703cm" svg:y1="13.919cm" svg:x2="10.902cm" svg:y2="13.72cm">
              <text:p/>
            </draw:line>
          </draw:g>
          <draw:frame draw:style-name="gr8" draw:text-style-name="P4" draw:layer="layout" svg:width="0.718cm" svg:height="0.624cm" svg:x="9.763cm" svg:y="13.326cm">
            <draw:text-box>
              <text:p text:style-name="P3"><text:span text:style-name="T1">A</text:span></text:p>
            </draw:text-box>
          </draw:frame>
          <draw:frame draw:style-name="gr8" draw:text-style-name="P4" draw:layer="layout" svg:width="0.718cm" svg:height="0.624cm" svg:x="11.101cm" svg:y="14.723cm">
            <draw:text-box>
              <text:p text:style-name="P3"><text:span text:style-name="T1">B</text:span></text:p>
            </draw:text-box>
          </draw:frame>
          <draw:frame draw:style-name="gr8" draw:text-style-name="P4" draw:layer="layout" svg:width="0.722cm" svg:height="0.624cm" svg:x="10.677cm" svg:y="13.437cm">
            <draw:text-box>
              <text:p text:style-name="P3"><text:span text:style-name="T1">C</text:span></text:p>
            </draw:text-box>
          </draw:frame>
          <draw:rect draw:style-name="gr9" draw:text-style-name="P5" draw:layer="layout" svg:width="3.5cm" svg:height="3.5cm" svg:x="8.849cm" svg:y="13.178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156" draw:display-name="Dashed (var) 8156" draw:style="rect" draw:dots1="1" draw:dots1-length="0.003cm" draw:dots2="1" draw:dots2-length="0.003cm" draw:distance="0.003cm"/>
    <draw:stroke-dash draw:name="Dashed_20__28_var_29__20_8157" draw:display-name="Dashed (var) 8157" draw:style="rect" draw:dots1="1" draw:dots1-length="0.003cm" draw:dots2="1" draw:dots2-length="0.003cm" draw:distance="0.003cm"/>
    <draw:stroke-dash draw:name="Dashed_20__28_var_29__20_8158" draw:display-name="Dashed (var) 8158" draw:style="rect" draw:dots1="1" draw:dots1-length="0.003cm" draw:dots2="1" draw:dots2-length="0.003cm" draw:distance="0.003cm"/>
    <draw:stroke-dash draw:name="Dashed_20__28_var_29__20_8159" draw:display-name="Dashed (var) 8159" draw:style="rect" draw:dots1="1" draw:dots1-length="0.003cm" draw:dots2="1" draw:dots2-length="0.003cm" draw:distance="0.003cm"/>
    <draw:stroke-dash draw:name="Dashed_20__28_var_29__20_8160" draw:display-name="Dashed (var) 8160" draw:style="rect" draw:dots1="1" draw:dots1-length="0.003cm" draw:dots2="1" draw:dots2-length="0.003cm" draw:distance="0.003cm"/>
    <draw:stroke-dash draw:name="Dashed_20__28_var_29__20_8161" draw:display-name="Dashed (var) 8161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13:41.607599627</meta:creation-date>
    <dc:date>2018-04-10T16:14:08.863577025</dc:date>
    <meta:editing-duration>PT27S</meta:editing-duration>
    <meta:editing-cycles>1</meta:editing-cycles>
    <meta:document-statistic meta:object-count="78"/>
    <meta:generator>LibreOffice/6.0.0.3$MacOSX_X86_64 LibreOffice_project/64a0f66915f38c6217de274f0aa8e15618924765</meta:generator>
  </office:meta>
</office:document-meta>
</file>